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e0b30" officeooo:paragraph-rsid="001e0b3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e0b30" officeooo:paragraph-rsid="001e0b3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1e0b30" officeooo:paragraph-rsid="0024770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1eefcf" officeooo:paragraph-rsid="001eefc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244569" officeooo:paragraph-rsid="0024456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24770d" officeooo:paragraph-rsid="0024770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1eefcf" officeooo:paragraph-rsid="001eefcf" fo:background-color="#d4ea6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2pt" fo:font-weight="bold" officeooo:rsid="001d50e0" officeooo:paragraph-rsid="001d50e0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25c975" officeooo:paragraph-rsid="0025c975" style:font-weight-asian="normal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Arial" fo:font-weight="bold" officeooo:rsid="001eef5f" officeooo:paragraph-rsid="001eef5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1e0b30" officeooo:paragraph-rsid="001e0b3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1eef5f" officeooo:paragraph-rsid="0024770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1eef5f" officeooo:paragraph-rsid="001eef5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24770d" officeooo:paragraph-rsid="0024770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1eefcf" officeooo:paragraph-rsid="001eef5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1eefcf" officeooo:paragraph-rsid="001eefc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25c975" officeooo:paragraph-rsid="0025c97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25c975" officeooo:paragraph-rsid="002c92e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1ef5d0" officeooo:paragraph-rsid="001ef5d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22ce2a" officeooo:paragraph-rsid="0022ce2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244569" officeooo:paragraph-rsid="0024456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weight="normal" officeooo:rsid="00244569" officeooo:paragraph-rsid="002e269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normal" officeooo:rsid="00297a79" officeooo:paragraph-rsid="00297a7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officeooo:rsid="002ab324" officeooo:paragraph-rsid="002ab324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weight="normal" officeooo:rsid="002ab324" officeooo:paragraph-rsid="002aef7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weight="normal" officeooo:rsid="002c92e6" officeooo:paragraph-rsid="002c92e6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weight="normal" officeooo:rsid="002fd847" officeooo:paragraph-rsid="002fd847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weight="normal" officeooo:rsid="0025c975" officeooo:paragraph-rsid="0025c975" fo:background-color="#d4ea6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weight="normal" officeooo:rsid="001ef5d0" officeooo:paragraph-rsid="001eefcf" fo:background-color="#ffff00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weight="bold" officeooo:rsid="0022ce2a" officeooo:paragraph-rsid="0022ce2a" style:font-weight-asian="bold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style:font-name="Arial" fo:font-weight="normal" officeooo:rsid="0025c975" officeooo:paragraph-rsid="0025c975" style:font-weight-asian="normal" style:font-weight-complex="normal"/>
    </style:style>
    <style:style style:name="P32" style:family="paragraph" style:parent-style-name="Standard">
      <style:paragraph-properties fo:text-align="start" style:justify-single-word="false" fo:break-before="page"/>
      <style:text-properties style:font-name="Arial" fo:font-weight="normal" officeooo:rsid="001ef5d0" officeooo:paragraph-rsid="001ef5d0" style:font-weight-asian="normal" style:font-weight-complex="normal"/>
    </style:style>
    <style:style style:name="P33" style:family="paragraph" style:parent-style-name="Standard">
      <style:paragraph-properties fo:text-align="start" style:justify-single-word="false" fo:break-before="page"/>
      <style:text-properties style:font-name="Arial" fo:font-weight="bold" officeooo:rsid="00297a79" officeooo:paragraph-rsid="00297a79" style:font-weight-asian="bold" style:font-weight-complex="bold"/>
    </style:style>
    <style:style style:name="P34" style:family="paragraph">
      <style:paragraph-properties fo:text-align="center" style:writing-mode="lr-tb"/>
      <style:text-properties fo:font-size="12pt"/>
    </style:style>
    <style:style style:name="P35" style:family="paragraph">
      <style:paragraph-properties fo:text-align="center" style:writing-mode="lr-tb">
        <style:tab-stops>
          <style:tab-stop style:position="0.096cm" style:type="right"/>
        </style:tab-stops>
      </style:paragraph-properties>
      <style:text-properties fo:font-size="12pt"/>
    </style:style>
    <style:style style:name="P36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37" style:family="paragraph">
      <style:paragraph-properties fo:text-align="center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ef5f" style:font-weight-asian="normal" style:font-weight-complex="normal"/>
    </style:style>
    <style:style style:name="T3" style:family="text">
      <style:text-properties fo:font-weight="normal" officeooo:rsid="0024770d" style:font-weight-asian="normal" style:font-weight-complex="normal"/>
    </style:style>
    <style:style style:name="T4" style:family="text">
      <style:text-properties fo:font-weight="normal" fo:background-color="transparent" loext:char-shading-value="0" style:font-weight-asian="normal" style:font-weight-complex="normal"/>
    </style:style>
    <style:style style:name="T5" style:family="text">
      <style:text-properties officeooo:rsid="001eef5f"/>
    </style:style>
    <style:style style:name="T6" style:family="text">
      <style:text-properties officeooo:rsid="001eefcf"/>
    </style:style>
    <style:style style:name="T7" style:family="text">
      <style:text-properties officeooo:rsid="0024770d"/>
    </style:style>
    <style:style style:name="T8" style:family="text">
      <style:text-properties officeooo:rsid="002ab324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2aef75"/>
    </style:style>
    <style:style style:name="T11" style:family="text">
      <style:text-properties officeooo:rsid="002bc39d"/>
    </style:style>
    <style:style style:name="T12" style:family="text">
      <style:text-properties officeooo:rsid="002c92e6"/>
    </style:style>
    <style:style style:name="T13" style:family="text">
      <style:text-properties officeooo:rsid="002e2693"/>
    </style:style>
    <style:style style:name="T14" style:family="text">
      <style:text-properties officeooo:rsid="002fd847"/>
    </style:style>
    <style:style style:name="T15" style:family="text">
      <style:text-properties officeooo:rsid="003119ce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2.11cm" fo:min-width="4.884cm" style:run-through="foreground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2.11cm" fo:min-width="4.882cm" style:run-through="foreground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2.108cm" fo:min-width="4.884cm" style:run-through="foreground"/>
      <style:paragraph-properties style:writing-mode="lr-tb"/>
    </style:style>
    <style:style style:name="gr5" style:family="graphic">
      <style:graphic-properties svg:stroke-color="#000000" draw:marker-end="Arrow" draw:marker-end-width="0.176cm" draw:textarea-horizontal-align="center" draw:textarea-vertical-align="middle" style:run-through="foreground"/>
    </style:style>
    <style:style style:name="gr6" style:family="graphic">
      <style:graphic-properties svg:stroke-color="#000000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2021 Spring CPSC 240-<text:span text:style-name="T7">1&amp;5</text:span></text:p>
      <text:p text:style-name="P1">Take Home Programming Test <text:s/>May<text:span text:style-name="T7">20</text:span>: <text:span text:style-name="T7">11</text:span>:00am-<text:span text:style-name="T7">3</text:span>:00pm</text:p>
      <text:p text:style-name="P11"/>
      <text:p text:style-name="P11"/>
      <text:p text:style-name="P2">Basic facts</text:p>
      <text:p text:style-name="P11"/>
      <text:p text:style-name="P11">This is an open note and open resource test. <text:s/>Use all the material at your disposal. <text:s/>The only prohibition is communicating with your neighbor.</text:p>
      <text:p text:style-name="P11"/>
      <text:p text:style-name="P11"/>
      <text:p text:style-name="P2">Identification</text:p>
      <text:p text:style-name="P11"/>
      <text:p text:style-name="P2"><text:span text:style-name="T1">Place your name, email address, </text:span><text:span text:style-name="T3">and section number </text:span><text:span text:style-name="T1">at the top of each source file and on the bash file.</text:span></text:p>
      <text:p text:style-name="P11"/>
      <text:p text:style-name="P2"><text:span text:style-name="T1">You may safely omit the license, statement of purpose, </text:span><text:span text:style-name="T2">syntax, professional information, etc. because time is limited.</text:span></text:p>
      <text:p text:style-name="P11"/>
      <text:p text:style-name="P11"/>
      <text:p text:style-name="P11"/>
      <text:p text:style-name="P2">Delivery</text:p>
      <text:p text:style-name="P11"/>
      <text:p text:style-name="P3"><text:span text:style-name="T1">At any time before </text:span><text:span text:style-name="T3">3</text:span><text:span text:style-name="T2">:00pm send your source files as attachment to me at the usual place: <text:s/>holliday@fullerton.edu. <text:s text:c="2"/>Subject line: <text:s/>240-</text:span><text:span text:style-name="T3">1</text:span><text:span text:style-name="T2"> programming final </text:span><text:span text:style-name="T3">or <text:s/></text:span><text:span text:style-name="T2">240-</text:span><text:span text:style-name="T3">5</text:span><text:span text:style-name="T2"> programming final.</text:span></text:p>
      <text:p text:style-name="P12"/>
      <text:p text:style-name="P12"/>
      <text:p text:style-name="P12"/>
      <text:p text:style-name="P6"><text:span text:style-name="T5">C</text:span>heck everything</text:p>
      <text:p text:style-name="P14"/>
      <text:p text:style-name="P14">Before sending your program run it one in a Linux system: WSL, Tuffix, or other distro. <text:s/>Just because it runs in windows does not mean it run elsewhere.</text:p>
      <text:p text:style-name="P14"/>
      <text:p text:style-name="P14">Make sure all files are present. <text:s/>A missing bash file will create a score of zero for th<text:span text:style-name="T14">is</text:span> test. <text:s/>I will have no time to fix your bugs or ask you to submit a missing file. <text:s/>Check before you send it. <text:s/>I have no time to email you later asking you to send a missing file. <text:s text:c="2"/></text:p>
      <text:p text:style-name="P10">Requirements</text:p>
      <text:p text:style-name="P13"/>
      <text:p text:style-name="P9"><text:span text:style-name="T6">C</text:span>ompute the harmonic mean of float numbers in an array.</text:p>
      <text:p text:style-name="P15"/>
      <text:p text:style-name="P15"/>
      <text:p text:style-name="P4">Dialog</text:p>
      <text:p text:style-name="P16"/>
      <text:p text:style-name="P7"><text:span text:style-name="T1">This is 240-7 progr</text:span><text:span text:style-name="T4">amming final by</text:span><text:span text:style-name="T1"> &lt;your name&gt;</text:span></text:p>
      <text:p text:style-name="P16"/>
      <text:p text:style-name="P18">Enter float numbers separated by white space. <text:s/><text:span text:style-name="T12">Invalid inputs will be omitted.</text:span></text:p>
      <text:p text:style-name="P18">Enter control+D to terminate.</text:p>
      <text:p text:style-name="P9">3.5</text:p>
      <text:p text:style-name="P9">2.7</text:p>
      <text:p text:style-name="P26">7T4</text:p>
      <text:p text:style-name="P9">1.9</text:p>
      <text:p text:style-name="P9"><text:span text:style-name="T12">&lt;</text:span>cntl+d<text:span text:style-name="T12">&gt;</text:span></text:p>
      <text:p text:style-name="P9">Thank you. <text:s/>You entered</text:p>
      <text:p text:style-name="P9">3.5</text:p>
      <text:p text:style-name="P9">2.6999999999</text:p>
      <text:p text:style-name="P9">1.9000000007</text:p>
      <text:p text:style-name="P9">The harmonic mean of these numbers is 2.537211493170043</text:p>
      <text:p text:style-name="P9">The harmonic mean will be returned to the driver.</text:p>
      <text:p text:style-name="P9"/>
      <text:p text:style-name="P28">The main function received this number 2.5372<text:span text:style-name="T13">11</text:span> and plans to keep it.</text:p>
      <text:p text:style-name="P28">A 0 will now be returned to the operating system.</text:p>
      <text:p text:style-name="P28">Have a great next semester. <text:s/>Bye.</text:p>
      <text:p text:style-name="P16"/>
      <text:p text:style-name="P9">The green text show<text:span text:style-name="T15">s</text:span> output from main.</text:p>
      <text:p text:style-name="P16"/>
      <text:p text:style-name="P16"/>
      <text:p text:style-name="P16"/>
      <text:p text:style-name="P16"/>
      <text:p text:style-name="P16"><text:span text:style-name="T12">Notice that one input was invalid (it failed the isfloat test). <text:s/>That input was simply discarded; it was never entered into the array.</text:span></text:p>
      <text:p text:style-name="P16"/>
      <text:p text:style-name="P16"/>
      <text:p text:style-name="P16"/>
      <text:p text:style-name="P16"><text:span text:style-name="T14">The harmonic mean requires all inputs to be non-zero because of the reciprocals. <text:s/>In this program there is no requirement to reject incoming 0.0 as invalid. <text:s/>When I test your program I will not enter 0.0.</text:span></text:p>
      <text:p text:style-name="P16"/>
      <text:p text:style-name="P27">These are considered invalid and should be rejected <text:span text:style-name="T15">(as in assignment 2)</text:span></text:p>
      <text:p text:style-name="P27"><text:tab/><text:tab/>++3.6 <text:s text:c="3"/>5T6.7 <text:s text:c="3"/>6.7.8 <text:s text:c="3"/>9 <text:s text:c="3"/>4.4W9 <text:s text:c="3"/>6.9+5</text:p>
      <text:p text:style-name="P16"/>
      <text:p text:style-name="P31">Program file organization (based <text:span text:style-name="T11">mostly </text:span>on Assign 3 <text:span text:style-name="T11">and </text:span><text:span text:style-name="T13">one function</text:span><text:span text:style-name="T11"> from Assign 2</text:span>).</text:p>
      <text:p text:style-name="P9"/>
      <text:p text:style-name="P9"/>
      <text:p text:style-name="P9"><draw:g text:anchor-type="paragraph" draw:z-index="0" draw:style-name="gr1"><draw:custom-shape draw:name="Forma1_0" draw:style-name="gr2" draw:text-style-name="P36" svg:width="4.885cm" svg:height="2.11cm" svg:x="5.75cm" svg:y="0.032cm"><text:p text:style-name="P34"><text:span text:style-name="T16"/></text:p><text:p text:style-name="P34"><text:span text:style-name="T16"/></text:p><text:p text:style-name="P34"><text:span text:style-name="T17">M</text:span><text:span text:style-name="T17">a</text:span><text:span text:style-name="T17">i</text:span><text:span text:style-name="T17">n</text:span></text:p><text:p text:style-name="P34"><text:span text:style-name="T18"/></text:p><text:p text:style-name="P35"><text:span text:style-name="T18"><text:tab/></text:span><text:span text:style-name="T18"><text:tab/></text:span><text:span text:style-name="T18"><text:tab/></text:span><text:span text:style-name="T18">C</text:span></text:p><draw:enhanced-geometry svg:viewBox="0 0 21600 21600" draw:type="rectangle" draw:enhanced-path="M 0 0 L 21600 0 21600 21600 0 21600 0 0 Z N"/></draw:custom-shape><draw:custom-shape draw:name="Forma1_7" draw:style-name="gr3" draw:text-style-name="P36" svg:width="4.883cm" svg:height="2.11cm" svg:x="5.816cm" svg:y="3.572cm"><text:p text:style-name="P34"><text:span text:style-name="T16"/></text:p><text:p text:style-name="P34"><text:span text:style-name="T16"/></text:p><text:p text:style-name="P34"><text:span text:style-name="T17">Control</text:span></text:p><text:p text:style-name="P34"><text:span text:style-name="T18"/></text:p><text:p text:style-name="P35"><text:span text:style-name="T18"><text:tab/></text:span><text:span text:style-name="T18"><text:tab/></text:span><text:span text:style-name="T18"><text:tab/></text:span><text:span text:style-name="T18">X86</text:span></text:p><draw:enhanced-geometry svg:viewBox="0 0 21600 21600" draw:type="rectangle" draw:enhanced-path="M 0 0 L 21600 0 21600 21600 0 21600 0 0 Z N"/></draw:custom-shape><draw:custom-shape draw:name="Forma1_8" draw:style-name="gr4" draw:text-style-name="P36" svg:width="4.885cm" svg:height="2.109cm" svg:x="0.538cm" svg:y="7.911cm"><text:p text:style-name="P34"><text:span text:style-name="T16"/></text:p><text:p text:style-name="P34"><text:span text:style-name="T16"/></text:p><text:p text:style-name="P34"><text:span text:style-name="T17">Fill</text:span></text:p><text:p text:style-name="P34"><text:span text:style-name="T18"/></text:p><text:p text:style-name="P35"><text:span text:style-name="T18"><text:tab/></text:span><text:span text:style-name="T18"><text:tab/></text:span><text:span text:style-name="T18"><text:tab/></text:span><text:span text:style-name="T19">X86</text:span></text:p><draw:enhanced-geometry svg:viewBox="0 0 21600 21600" draw:type="rectangle" draw:enhanced-path="M 0 0 L 21600 0 21600 21600 0 21600 0 0 Z N"/></draw:custom-shape><draw:custom-shape draw:name="Forma1_9" draw:style-name="gr4" draw:text-style-name="P36" svg:width="4.885cm" svg:height="2.109cm" svg:x="11.204cm" svg:y="7.872cm"><text:p text:style-name="P34"><text:span text:style-name="T16"/></text:p><text:p text:style-name="P34"><text:span text:style-name="T16"/></text:p><text:p text:style-name="P34"><text:span text:style-name="T17">Harmonic_mean</text:span></text:p><text:p text:style-name="P34"><text:span text:style-name="T18"/></text:p><text:p text:style-name="P35"><text:span text:style-name="T18"><text:tab/></text:span><text:span text:style-name="T18"><text:tab/></text:span><text:span text:style-name="T18"><text:tab/></text:span><text:span text:style-name="T18">X86</text:span></text:p><draw:enhanced-geometry svg:viewBox="0 0 21600 21600" draw:type="rectangle" draw:enhanced-path="M 0 0 L 21600 0 21600 21600 0 21600 0 0 Z N"/></draw:custom-shape><draw:custom-shape draw:name="Forma1_10" draw:style-name="gr4" draw:text-style-name="P36" svg:width="4.885cm" svg:height="2.109cm" svg:x="5.847cm" svg:y="7.932cm"><text:p text:style-name="P34"><text:span text:style-name="T16"/></text:p><text:p text:style-name="P34"><text:span text:style-name="T16"/></text:p><text:p text:style-name="P34"><text:span text:style-name="T17">Display</text:span></text:p><text:p text:style-name="P34"><text:span text:style-name="T18"/></text:p><text:p text:style-name="P35"><text:span text:style-name="T18"><text:tab/></text:span><text:span text:style-name="T18"><text:tab/></text:span><text:span text:style-name="T18"><text:tab/></text:span><text:span text:style-name="T18">C++</text:span></text:p><draw:enhanced-geometry svg:viewBox="0 0 21600 21600" draw:type="rectangle" draw:enhanced-path="M 0 0 L 21600 0 21600 21600 0 21600 0 0 Z N"/></draw:custom-shape><draw:line draw:name="Forma2_1" draw:style-name="gr5" draw:text-style-name="P37" svg:x1="8.216cm" svg:y1="2.14cm" svg:x2="8.232cm" svg:y2="3.675cm"><text:p/></draw:line><draw:line draw:name="Forma3_1" draw:style-name="gr5" draw:text-style-name="P37" svg:x1="8.263cm" svg:y1="5.68cm" svg:x2="8.263cm" svg:y2="8.003cm"><text:p/></draw:line><draw:line draw:name="Forma4_1" draw:style-name="gr6" draw:text-style-name="P37" svg:x1="2.906cm" svg:y1="6.859cm" svg:x2="13.393cm" svg:y2="6.841cm"><text:p/></draw:line><draw:line draw:name="Forma5_1" draw:style-name="gr5" draw:text-style-name="P37" svg:x1="2.906cm" svg:y1="6.841cm" svg:x2="2.906cm" svg:y2="7.908cm"><text:p/></draw:line><draw:line draw:name="Forma6_1" draw:style-name="gr5" draw:text-style-name="P37" svg:x1="13.393cm" svg:y1="6.841cm" svg:x2="13.409cm" svg:y2="7.869cm"><text:p/></draw:line><draw:custom-shape draw:name="Forma1_11" draw:style-name="gr3" draw:text-style-name="P36" svg:width="4.883cm" svg:height="2.11cm" svg:x="12.173cm" svg:y="0.009cm"><text:p text:style-name="P34"><text:span text:style-name="T16"/></text:p><text:p text:style-name="P34"><text:span text:style-name="T16"/></text:p><text:p text:style-name="P34"><text:span text:style-name="T17">Script</text:span></text:p><text:p text:style-name="P34"><text:span text:style-name="T18"/></text:p><text:p text:style-name="P35"><text:span text:style-name="T18"><text:tab/></text:span><text:span text:style-name="T18"><text:tab/></text:span><text:span text:style-name="T18"><text:tab/></text:span><text:span text:style-name="T18">Bash</text:span></text:p><draw:enhanced-geometry svg:viewBox="0 0 21600 21600" draw:type="rectangle" draw:enhanced-path="M 0 0 L 21600 0 21600 21600 0 21600 0 0 Z N"/></draw:custom-shape><draw:custom-shape draw:name="Forma1_1" draw:style-name="gr4" draw:text-style-name="P36" svg:width="4.885cm" svg:height="2.109cm" svg:x="0.591cm" svg:y="11.07cm"><text:p text:style-name="P34"><text:span text:style-name="T16"/></text:p><text:p text:style-name="P34"><text:span text:style-name="T16"/></text:p><text:p text:style-name="P34"><text:span text:style-name="T17">isfloat</text:span></text:p><text:p text:style-name="P34"><text:span text:style-name="T18"/></text:p><text:p text:style-name="P35"><text:span text:style-name="T18"><text:tab/></text:span><text:span text:style-name="T18"><text:tab/></text:span><text:span text:style-name="T18"><text:tab/></text:span><text:span text:style-name="T19">C++</text:span></text:p><draw:enhanced-geometry svg:viewBox="0 0 21600 21600" draw:type="rectangle" draw:enhanced-path="M 0 0 L 21600 0 21600 21600 0 21600 0 0 Z N"/></draw:custom-shape><draw:line draw:name="Shape3" draw:style-name="gr6" draw:text-style-name="P37" svg:x1="3.622cm" svg:y1="10.018cm" svg:x2="3.622cm" svg:y2="11.072cm"><text:p/></draw:line></draw:g></text:p>
      <text:p text:style-name="P16"/>
      <text:p text:style-name="P16"/>
      <text:p text:style-name="P2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>Hopefully, you saved your files from Assignment<text:span text:style-name="T15">s 2 and </text:span>3.</text:p>
      <text:p text:style-name="P23"/>
      <text:p text:style-name="P23"/>
      <text:p text:style-name="P33">Harmonic mean definition</text:p>
      <text:p text:style-name="P23"/>
      <text:p text:style-name="P23">The harmonic mean of a set of number is computed by a two step process:</text:p>
      <text:p text:style-name="P23">(1) <text:s text:c="2"/>Compute the sum of the reciprocals of all the numbers in the set.</text:p>
      <text:p text:style-name="P23">(2) <text:s text:c="2"/>Divide the count of how many numbers are in the set by that sum.</text:p>
      <text:p text:style-name="P23">The result is call the harmonic mean of the set.</text:p>
      <text:p text:style-name="P23"/>
      <text:p text:style-name="P23"/>
      <text:p text:style-name="P23"/>
      <text:p text:style-name="P23"/>
      <text:p text:style-name="P25">Example 1: <text:s/>Easy example to check your program. <text:s/></text:p>
      <text:p text:style-name="P25"/>
      <text:p text:style-name="P25">Suppose the set of numbers is 1.0 <text:s/>2.0 <text:s/>3.0</text:p>
      <text:p text:style-name="P23"/>
      <text:p text:style-name="P24">Compute sum = 1.0/1.0 <text:s/>+ 1.0/2.0 <text:s/>+ <text:s/>1.0/3.0 <text:s text:c="2"/>= <text:s text:c="2"/></text:p>
      <text:p text:style-name="P24"/>
      <text:p text:style-name="P24"><text:tab/><text:tab/>= <text:s text:c="2"/>1.00000000 <text:s/>+ <text:s/>0.50000000 <text:s/>+ <text:s/>0.33333333 <text:s text:c="3"/>= <text:s/>1.8333333333</text:p>
      <text:p text:style-name="P23"/>
      <text:p text:style-name="P24">Next divide: <text:s/>HM (harmonic mean) = <text:s/>3.0/1.833333333 <text:s/>= <text:s/><text:span text:style-name="T9">1.636363636363637</text:span></text:p>
      <text:p text:style-name="P23"/>
      <text:p text:style-name="P23"/>
      <text:p text:style-name="P23"/>
      <text:p text:style-name="P23"/>
      <text:p text:style-name="P23">Example <text:span text:style-name="T8">2: </text:span><text:span text:style-name="T10">Slightly more complex</text:span></text:p>
      <text:p text:style-name="P23"/>
      <text:p text:style-name="P23">There are <text:span text:style-name="T8">4</text:span> numbers in the set: <text:s/>3.0 <text:s/>6.2 <text:s/>4.<text:span text:style-name="T8">4 <text:s text:c="2"/>2.9</text:span></text:p>
      <text:p text:style-name="P23"/>
      <text:p text:style-name="P23"><text:span text:style-name="T8">Compute the</text:span> <text:s/>sum = 1.0/3.0 <text:s/>+ <text:s/>1.0/6.2 <text:s/>+ <text:s/>1.0/4.<text:span text:style-name="T8">4 <text:s/>+ <text:s/>1.0/2.9</text:span></text:p>
      <text:p text:style-name="P23"/>
      <text:p text:style-name="P23">= <text:s text:c="2"/>0.333333333333333 <text:s/>+ <text:s/>0.161290322580645<text:span text:style-name="T8"> + <text:s/>0.227272727272 <text:s/></text:span><text:span text:style-name="T10">+ <text:s/>0.344827586206897</text:span></text:p>
      <text:p text:style-name="P23"/>
      <text:p text:style-name="P23"><text:span text:style-name="T8">= <text:s text:c="2"/>1.066723969392875</text:span></text:p>
      <text:p text:style-name="P23"/>
      <text:p text:style-name="P24">Next, HM <text:s/>= <text:span text:style-name="T10">4</text:span>.0 / 1.066723969392875 <text:s/>= <text:s text:c="2"/><text:span text:style-name="T9">3.749798555925013</text:span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32"/>
      <text:p text:style-name="P30">Epilogue</text:p>
      <text:p text:style-name="P20"/>
      <text:p text:style-name="P20">Well it has all come to an end. <text:s/>I am glad to have shared my passion with all of you for 4.5 months. <text:s/>It has been a struggle at times, but all valuable knowledge come<text:span text:style-name="T13">s</text:span> from some kind of effort.</text:p>
      <text:p text:style-name="P20"/>
      <text:p text:style-name="P21">Keep on studying as you move on to other parts of computer science. <text:s/>They are all valuable. <text:s/>Do your best in each subject area you enter. <text:s/>Ultimately you will find your niche where you will flourish.</text:p>
      <text:p text:style-name="P21"/>
      <text:p text:style-name="P21">Good-bye and keep on learning.</text:p>
      <text:p text:style-name="P21"/>
      <text:p text:style-name="P21">F<text:span text:style-name="T13">loyd</text:span> <text:s/>Holliday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">Schedule</text:p>
      <text:p text:style-name="P22">Course grades must be submitted by 5:00pm on May 28. <text:s/>I will be <text:span text:style-name="T13">incommunicado</text:span> until then. <text:s/>Please hold the phone calls and mail messages until the Monday after May 28. <text:s/>Then I will resume communications. <text:s/>Have a nice summ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5T21:26:32.382006785</meta:creation-date>
    <dc:date>2021-05-16T11:28:24.820917375</dc:date>
    <meta:editing-duration>PT1H14M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5" meta:paragraph-count="62" meta:word-count="658" meta:character-count="3830" meta:non-whitespace-character-count="3127"/>
  </office:meta>
</office:document-meta>
</file>